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Courier 10 Pitch" fo:font-size="11pt" fo:font-weight="normal" style:font-size-asian="11pt" style:font-weight-asian="normal" style:font-size-complex="11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text-properties fo:font-weight="normal" officeooo:paragraph-rsid="0014446c" style:font-weight-asian="normal" style:font-weight-complex="normal"/>
    </style:style>
    <style:style style:name="P7" style:family="paragraph" style:parent-style-name="Standard" style:list-style-name="L3">
      <style:text-properties fo:font-weight="normal" officeooo:paragraph-rsid="0014446c" style:font-weight-asian="normal" style:font-weight-complex="normal"/>
    </style:style>
    <style:style style:name="P8" style:family="paragraph" style:parent-style-name="Standard">
      <style:text-properties fo:font-weight="normal" officeooo:paragraph-rsid="0014c598" style:font-weight-asian="normal" style:font-weight-complex="normal"/>
    </style:style>
    <style:style style:name="P9" style:family="paragraph" style:parent-style-name="Standard">
      <style:text-properties officeooo:rsid="00149726" officeooo:paragraph-rsid="0014c598"/>
    </style:style>
    <style:style style:name="T1" style:family="text">
      <style:text-properties fo:color="#ff0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14446c" style:font-weight-asian="bold" style:font-weight-complex="bold"/>
    </style:style>
    <style:style style:name="T4" style:family="text">
      <style:text-properties style:use-window-font-color="true" fo:font-weight="normal" style:font-weight-asian="normal" style:font-weight-complex="normal"/>
    </style:style>
    <style:style style:name="T5" style:family="text">
      <style:text-properties style:font-name="Courier 10 Pitch" fo:font-size="11pt" style:font-size-asian="11pt" style:font-size-complex="11pt"/>
    </style:style>
    <style:style style:name="T6" style:family="text">
      <style:text-properties officeooo:rsid="0014446c"/>
    </style:style>
    <style:style style:name="T7" style:family="text">
      <style:text-properties officeooo:rsid="0014c5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Napomene</text:span>:</text:p>
      <text:p text:style-name="Standard">1.<text:tab/>Obavezno pročitati <text:span text:style-name="T1">SVE</text:span> napomene.</text:p>
      <text:p text:style-name="Standard">2.<text:tab/>Zadatak snimiti pod imenom <text:span text:style-name="T1">zad.S</text:span>. Ovo je jedini fajl koji će biti pregledan.</text:p>
      <text:p text:style-name="Standard">3.<text:tab/>Obavezno upisati <text:span text:style-name="T1">ime</text:span>, <text:span text:style-name="T1">prezime</text:span> i <text:span text:style-name="T1">broj indeksa</text:span> u komentar na početku fajla.</text:p>
      <text:p text:style-name="Standard"><text:tab/>Nepotpisani zadaci neće biti pregledani.</text:p>
      <text:p text:style-name="Standard">4.<text:tab/>Rešenje koje ne može da se kompajlira nosi <text:span text:style-name="T1">0</text:span> poena.</text:p>
      <text:p text:style-name="Standard">5.<text:tab/>Obavezno iskomentarisati kod.</text:p>
      <text:p text:style-name="Standard">6.<text:tab/>Koristiti praktikum iz ispitnih materijala (<text:span text:style-name="T1">ne</text:span> kopirati ga kod sebe u direktorijum).</text:p>
      <text:p text:style-name="Standard">7.<text:tab/>Za vreme testa nema pauze. Izlazak iz učionice se smatra završetkom testa.</text:p>
      <text:p text:style-name="Standard">8.<text:tab/>Asistenti za vreme testa pružaju informacije vezane isključivo za razumevanje teksta zadatka<text:line-break/><text:tab/>i pomoć oko korišćnja programskih alata.</text:p>
      <text:p text:style-name="Standard">9.<text:tab/>Nazivi promenljivih koje se inicijalno nalaze u zad.S fajlu se <text:span text:style-name="T1">ne smeju menjati</text:span>.<text:line-break/><text:tab/>Ukoliko je potrebno, mogu se dodavati nove promenljive.</text:p>
      <text:p text:style-name="Standard">11.<text:tab/>Ako vaše rešenje sadrži dodatne fajlove, stavite njihove nazive u liniju fajlovi u drugom redu.</text:p>
      <text:p text:style-name="Standard"><text:tab/>Na primer, ako imate i potprogram u pp.S, iza fajlovi treba da stoji: zad.S pp.S</text:p>
      <text:p text:style-name="P1"><text:span text:style-name="T4">12.</text:span><text:tab/>Test se snima.</text:p>
      <text:p text:style-name="Standard">13.<text:tab/>Test traje 2 sata i 45 minuta.</text:p>
      <text:p text:style-name="Standard"/>
      <text:p text:style-name="Standard"><text:span text:style-name="T2">Zadatak</text:span>:</text:p>
      <text:p text:style-name="P6">Napisati asemblerski program <text:span text:style-name="T6">koji vrši zamenu slova u tekstu i ispisuje rezultat obrade. Od korisnika se traži da unese tekst koji će se menjati, slovo koje će se postavljati u tekst i pozicije na kojima slovo treba da se postavi (pozicija prvog znaka u tekstu je 0). Provere ulaza treba odraditi </text:span><text:span text:style-name="T3">nakon</text:span><text:span text:style-name="T6"> unosa sva tri stringa i na kraju ispisati vrednost greške. Provere koje treba odraditi su sledeće:</text:span></text:p>
      <text:list xml:id="list1740555104755510390" text:style-name="L3">
        <text:list-item>
          <text:p text:style-name="P7"><text:span text:style-name="T6">da li je neki od stringova prazan (greška = 1)</text:span></text:p>
        </text:list-item>
        <text:list-item>
          <text:p text:style-name="P7"><text:span text:style-name="T6">da li string sa vrednostima pozicija sadrži znak koji ne pripada bazi 10 (greška = 2)</text:span></text:p>
        </text:list-item>
        <text:list-item>
          <text:p text:style-name="P7"><text:span text:style-name="T6">da li string sa vrednostima pozicija sadrži poziciju koja je veća od pozicije poslednjeg znaka u stringu koji se menja (greška = 3)</text:span></text:p>
        </text:list-item>
      </text:list>
      <text:p text:style-name="P8"><text:span text:style-name="T6">U slučaju da je greška različita od 0, rezultujući tekst se ne ispisuje. Podrazmeva se da će pozicije karaktera biti razdvojene sa tačno po jednim razmakom (to ne treba proveravati). Izlazni kod programa treba da bude postavljen na vrednost 0.</text:span></text:p>
      <text:p text:style-name="P8"/>
      <text:p text:style-name="P8">Primer interakcije sa programom:</text:p>
      <text:p text:style-name="P2"><text:tab/><text:span text:style-name="T5">Unesite tekst: Dodjoh, videh, osvojih 30 poena.</text:span></text:p>
      <text:p text:style-name="P3"><text:tab/>Unesite karakter: Q</text:p>
      <text:p text:style-name="P3"><text:tab/>Unesite pozicije: 0 2 8 16 23</text:p>
      <text:p text:style-name="P3"><text:tab/>Rezultujuci tekst: QoQjoh, Qideh, oQvojih Q0 poena</text:p>
      <text:p text:style-name="P3"><text:tab/>Greska: 0</text:p>
      <text:p text:style-name="P2"/>
      <text:p text:style-name="P9">Za <text:span text:style-name="T7">ostale </text:span>primere pokrenuti testiraj.sh.</text:p>
      <text:p text:style-name="P9"/>
      <text:p text:style-name="Standard">Za<text:bookmark-start text:name="__DdeLink__728_883297939"/> <text:bookmark-end text:name="__DdeLink__728_883297939"/>kompletno odrađen zadatak se dobija 30 poena. Bodovanje je proporcionalno broju uspešnih testova. Pored testova koji su unapred dati, program će se testirati sa još dodatnih testova, te je potrebno testirati program i sa drugim ulazima, a ne samo sa onim datim u okviru automatskog testiran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30:49</meta:creation-date>
    <dc:date>2017-05-29T09:20:51.350157662</dc:date>
    <meta:editing-duration>PT4H1M57S</meta:editing-duration>
    <meta:editing-cycles>35</meta:editing-cycles>
    <meta:generator>LibreOffice/5.2.5.1$Linux_X86_64 LibreOffice_project/20m0$Build-1</meta:generator>
    <meta:document-statistic meta:table-count="0" meta:image-count="0" meta:object-count="0" meta:page-count="1" meta:paragraph-count="29" meta:word-count="406" meta:character-count="2443" meta:non-whitespace-character-count="2060"/>
  </office:meta>
</office:document-meta>
</file>